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1d41" officeooo:paragraph-rsid="00081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practice for me to push o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a Martinez</meta:initial-creator>
    <meta:creation-date>2014-06-18T22:48:47.704375250</meta:creation-date>
    <dc:date>2014-06-18T22:49:13.981507530</dc:date>
    <dc:creator>Aurea Martinez</dc:creator>
    <meta:editing-duration>P0D</meta:editing-duration>
    <meta:editing-cycles>1</meta:editing-cycles>
    <meta:document-statistic meta:table-count="0" meta:image-count="0" meta:object-count="0" meta:page-count="1" meta:paragraph-count="1" meta:word-count="10" meta:character-count="44" meta:non-whitespace-character-count="35"/>
    <meta:generator>LibreOffice/4.1.3.2$Linux_X86_64 LibreOffice_project/410m0$Build-2</meta:generator>
  </office:meta>
</office:document-meta>
</file>